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9">
      <style:table-cell-properties fo:background-color="#ffff00"/>
    </style:style>
    <style:style style:name="ce2" style:family="table-cell" style:parent-style-name="Default" style:data-style-name="N10129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11" table:default-cell-style-name="ce1"/>
        <table:table-row table:style-name="ro1">
          <table:table-cell table:style-name="Default" office:value-type="string" calcext:value-type="string">
            <text:p>a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vx</text:p>
          </table:table-cell>
          <table:table-cell table:style-name="Default" office:value-type="string" calcext:value-type="string">
            <text:p>vy</text:p>
          </table:table-cell>
          <table:table-cell table:style-name="Default" office:value-type="string" calcext:value-type="string">
            <text:p>vz</text:p>
          </table:table-cell>
          <table:table-cell table:style-name="Default" office:value-type="string" calcext:value-type="string">
            <text:p>fx</text:p>
          </table:table-cell>
          <table:table-cell table:style-name="Default" office:value-type="string" calcext:value-type="string">
            <text:p>fy</text:p>
          </table:table-cell>
          <table:table-cell table:style-name="Default" office:value-type="string" calcext:value-type="string">
            <text:p>fz</text:p>
          </table:table-cell>
          <table:table-cell table:style-name="Default" office:value-type="string" calcext:value-type="string">
            <text:p>energy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2.26231394315712" calcext:value-type="float">
            <text:p>2.262314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0.388828725029838" calcext:value-type="float">
            <text:p>0.388829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127984108365741" calcext:value-type="float">
            <text:p>-0.127984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849944391424277" calcext:value-type="float">
            <text:p>-0.084994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502696663592873" calcext:value-type="float">
            <text:p>-0.050270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305415595481659" calcext:value-type="float">
            <text:p>-0.030542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191405194197099" calcext:value-type="float">
            <text:p>-0.019141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123621301229434" calcext:value-type="float">
            <text:p>-0.012362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820858473550754" calcext:value-type="float">
            <text:p>-0.008209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558875541740529" calcext:value-type="float">
            <text:p>-0.005589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3891578535936" calcext:value-type="float">
            <text:p>-0.003892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276504730161659" calcext:value-type="float">
            <text:p>-0.002765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200062923041243" calcext:value-type="float">
            <text:p>-0.002001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147146676753176" calcext:value-type="float">
            <text:p>-0.001471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109846230406202" calcext:value-type="float">
            <text:p>-0.001098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0831164326786359" calcext:value-type="float">
            <text:p>-0.000831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063671442538295" calcext:value-type="float">
            <text:p>-0.000637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0493298346189602" calcext:value-type="float">
            <text:p>-0.000493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0386176543345875" calcext:value-type="float">
            <text:p>-0.000386</text:p>
          </table:table-cell>
        </table:table-row>
        <table:table-row table:style-name="ro1">
          <table:table-cell office:value-type="float" office:value="18" calcext:value-type="float">
            <text:p>18.000000</text:p>
          </table:table-cell>
          <table:table-cell table:number-columns-repeated="9" office:value-type="float" office:value="0" calcext:value-type="float">
            <text:p>0.000000</text:p>
          </table:table-cell>
          <table:table-cell office:value-type="float" office:value="-0.000305226858181088" calcext:value-type="float">
            <text:p>-0.000305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3" calcext:value-type="float">
            <text:p>3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2.26231394315712" calcext:value-type="float">
            <text:p>2.262314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3.25" calcext:value-type="float">
            <text:p>3.25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0.388828725029838" calcext:value-type="float">
            <text:p>0.388829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3.5" calcext:value-type="float">
            <text:p>3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127984108365741" calcext:value-type="float">
            <text:p>-0.127984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5" calcext:value-type="float">
            <text:p>5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849944391424277" calcext:value-type="float">
            <text:p>-0.084994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5.5" calcext:value-type="float">
            <text:p>5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502696663592873" calcext:value-type="float">
            <text:p>-0.050270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6" calcext:value-type="float">
            <text:p>6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305415595481659" calcext:value-type="float">
            <text:p>-0.030542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6.5" calcext:value-type="float">
            <text:p>6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191405194197099" calcext:value-type="float">
            <text:p>-0.019141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7" calcext:value-type="float">
            <text:p>7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123621301229434" calcext:value-type="float">
            <text:p>-0.012362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7.5" calcext:value-type="float">
            <text:p>7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820858473550754" calcext:value-type="float">
            <text:p>-0.008209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8" calcext:value-type="float">
            <text:p>8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558875541740529" calcext:value-type="float">
            <text:p>-0.005589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8.5" calcext:value-type="float">
            <text:p>8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3891578535936" calcext:value-type="float">
            <text:p>-0.003892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9" calcext:value-type="float">
            <text:p>9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276504730161659" calcext:value-type="float">
            <text:p>-0.002765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9.5" calcext:value-type="float">
            <text:p>9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200062923041243" calcext:value-type="float">
            <text:p>-0.002001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10" calcext:value-type="float">
            <text:p>10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147146676753176" calcext:value-type="float">
            <text:p>-0.001471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10.5" calcext:value-type="float">
            <text:p>10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109846230406202" calcext:value-type="float">
            <text:p>-0.001098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11" calcext:value-type="float">
            <text:p>11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0831164326786359" calcext:value-type="float">
            <text:p>-0.000831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11.5" calcext:value-type="float">
            <text:p>11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063671442538295" calcext:value-type="float">
            <text:p>-0.000637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12" calcext:value-type="float">
            <text:p>12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0493298346189602" calcext:value-type="float">
            <text:p>-0.000493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12.5" calcext:value-type="float">
            <text:p>12.5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0386176543345875" calcext:value-type="float">
            <text:p>-0.000386</text:p>
          </table:table-cell>
        </table:table-row>
        <table:table-row table:style-name="ro1">
          <table:table-cell table:style-name="ce2" office:value-type="float" office:value="18" calcext:value-type="float">
            <text:p>18.000000</text:p>
          </table:table-cell>
          <table:table-cell table:style-name="ce2" office:value-type="float" office:value="13" calcext:value-type="float">
            <text:p>13.000000</text:p>
          </table:table-cell>
          <table:table-cell table:number-columns-repeated="8" table:style-name="ce2" office:value-type="float" office:value="0" calcext:value-type="float">
            <text:p>0.000000</text:p>
          </table:table-cell>
          <table:table-cell table:style-name="ce2" office:value-type="float" office:value="-0.000305226858181088" calcext:value-type="float">
            <text:p>-0.000305</text:p>
          </table:table-cell>
        </table:table-row>
      </table:table>
      <table:table table:name="Folha2" table:style-name="ta1"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eps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energia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3" calcext:value-type="float">
            <text:p>3.000000</text:p>
          </table:table-cell>
          <table:table-cell table:formula="of:=4*[.A2]*(([.B2]/[.C2])^12-([.B2]/[.C2])^6)" office:value-type="float" office:value="2.26231394315712" calcext:value-type="float">
            <text:p>2.262314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3.25" calcext:value-type="float">
            <text:p>3.250000</text:p>
          </table:table-cell>
          <table:table-cell table:formula="of:=4*[.A3]*(([.B3]/[.C3])^12-([.B3]/[.C3])^6)" office:value-type="float" office:value="0.388828725029838" calcext:value-type="float">
            <text:p>0.388829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3.5" calcext:value-type="float">
            <text:p>3.500000</text:p>
          </table:table-cell>
          <table:table-cell table:formula="of:=4*[.A4]*(([.B4]/[.C4])^12-([.B4]/[.C4])^6)" office:value-type="float" office:value="-0.127984108365741" calcext:value-type="float">
            <text:p>-0.127984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5" calcext:value-type="float">
            <text:p>5.000000</text:p>
          </table:table-cell>
          <table:table-cell table:formula="of:=4*[.A5]*(([.B5]/[.C5])^12-([.B5]/[.C5])^6)" office:value-type="float" office:value="-0.0849944391424277" calcext:value-type="float">
            <text:p>-0.084994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5.5" calcext:value-type="float">
            <text:p>5.500000</text:p>
          </table:table-cell>
          <table:table-cell table:formula="of:=4*[.A6]*(([.B6]/[.C6])^12-([.B6]/[.C6])^6)" office:value-type="float" office:value="-0.0502696663592873" calcext:value-type="float">
            <text:p>-0.050270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6" calcext:value-type="float">
            <text:p>6.000000</text:p>
          </table:table-cell>
          <table:table-cell table:formula="of:=4*[.A7]*(([.B7]/[.C7])^12-([.B7]/[.C7])^6)" office:value-type="float" office:value="-0.0305415595481659" calcext:value-type="float">
            <text:p>-0.030542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6.5" calcext:value-type="float">
            <text:p>6.500000</text:p>
          </table:table-cell>
          <table:table-cell table:formula="of:=4*[.A8]*(([.B8]/[.C8])^12-([.B8]/[.C8])^6)" office:value-type="float" office:value="-0.0191405194197099" calcext:value-type="float">
            <text:p>-0.019141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7" calcext:value-type="float">
            <text:p>7.000000</text:p>
          </table:table-cell>
          <table:table-cell table:formula="of:=4*[.A9]*(([.B9]/[.C9])^12-([.B9]/[.C9])^6)" office:value-type="float" office:value="-0.0123621301229434" calcext:value-type="float">
            <text:p>-0.012362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7.5" calcext:value-type="float">
            <text:p>7.500000</text:p>
          </table:table-cell>
          <table:table-cell table:formula="of:=4*[.A10]*(([.B10]/[.C10])^12-([.B10]/[.C10])^6)" office:value-type="float" office:value="-0.00820858473550754" calcext:value-type="float">
            <text:p>-0.008209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8" calcext:value-type="float">
            <text:p>8.000000</text:p>
          </table:table-cell>
          <table:table-cell table:formula="of:=4*[.A11]*(([.B11]/[.C11])^12-([.B11]/[.C11])^6)" office:value-type="float" office:value="-0.00558875541740529" calcext:value-type="float">
            <text:p>-0.005589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8.5" calcext:value-type="float">
            <text:p>8.500000</text:p>
          </table:table-cell>
          <table:table-cell table:formula="of:=4*[.A12]*(([.B12]/[.C12])^12-([.B12]/[.C12])^6)" office:value-type="float" office:value="-0.003891578535936" calcext:value-type="float">
            <text:p>-0.003892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9" calcext:value-type="float">
            <text:p>9.000000</text:p>
          </table:table-cell>
          <table:table-cell table:formula="of:=4*[.A13]*(([.B13]/[.C13])^12-([.B13]/[.C13])^6)" office:value-type="float" office:value="-0.00276504730161659" calcext:value-type="float">
            <text:p>-0.002765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9.5" calcext:value-type="float">
            <text:p>9.500000</text:p>
          </table:table-cell>
          <table:table-cell table:formula="of:=4*[.A14]*(([.B14]/[.C14])^12-([.B14]/[.C14])^6)" office:value-type="float" office:value="-0.00200062923041243" calcext:value-type="float">
            <text:p>-0.002001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10" calcext:value-type="float">
            <text:p>10.000000</text:p>
          </table:table-cell>
          <table:table-cell table:formula="of:=4*[.A15]*(([.B15]/[.C15])^12-([.B15]/[.C15])^6)" office:value-type="float" office:value="-0.00147146676753176" calcext:value-type="float">
            <text:p>-0.001471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10.5" calcext:value-type="float">
            <text:p>10.500000</text:p>
          </table:table-cell>
          <table:table-cell table:formula="of:=4*[.A16]*(([.B16]/[.C16])^12-([.B16]/[.C16])^6)" office:value-type="float" office:value="-0.00109846230406202" calcext:value-type="float">
            <text:p>-0.001098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11" calcext:value-type="float">
            <text:p>11.000000</text:p>
          </table:table-cell>
          <table:table-cell table:formula="of:=4*[.A17]*(([.B17]/[.C17])^12-([.B17]/[.C17])^6)" office:value-type="float" office:value="-0.000831164326786359" calcext:value-type="float">
            <text:p>-0.000831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11.5" calcext:value-type="float">
            <text:p>11.500000</text:p>
          </table:table-cell>
          <table:table-cell table:formula="of:=4*[.A18]*(([.B18]/[.C18])^12-([.B18]/[.C18])^6)" office:value-type="float" office:value="-0.00063671442538295" calcext:value-type="float">
            <text:p>-0.000637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12" calcext:value-type="float">
            <text:p>12.000000</text:p>
          </table:table-cell>
          <table:table-cell table:formula="of:=4*[.A19]*(([.B19]/[.C19])^12-([.B19]/[.C19])^6)" office:value-type="float" office:value="-0.000493298346189602" calcext:value-type="float">
            <text:p>-0.000493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12.5" calcext:value-type="float">
            <text:p>12.500000</text:p>
          </table:table-cell>
          <table:table-cell table:formula="of:=4*[.A20]*(([.B20]/[.C20])^12-([.B20]/[.C20])^6)" office:value-type="float" office:value="-0.000386176543345875" calcext:value-type="float">
            <text:p>-0.000386</text:p>
          </table:table-cell>
        </table:table-row>
        <table:table-row table:style-name="ro1">
          <table:table-cell office:value-type="float" office:value="0.2385" calcext:value-type="float">
            <text:p>0.238500</text:p>
          </table:table-cell>
          <table:table-cell office:value-type="float" office:value="3.4" calcext:value-type="float">
            <text:p>3.400000</text:p>
          </table:table-cell>
          <table:table-cell office:value-type="float" office:value="13" calcext:value-type="float">
            <text:p>13.000000</text:p>
          </table:table-cell>
          <table:table-cell table:formula="of:=4*[.A21]*(([.B21]/[.C21])^12-([.B21]/[.C21])^6)" office:value-type="float" office:value="-0.000305226858181088" calcext:value-type="float">
            <text:p>-0.000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Tahoma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1:12:57.8174764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5:20:04.655054704</meta:creation-date>
    <dc:date>2024-08-02T11:19:11.584493449</dc:date>
    <meta:editing-duration>PT15M53S</meta:editing-duration>
    <meta:editing-cycles>8</meta:editing-cycles>
    <meta:generator>LibreOffice/24.2.5.1$Linux_X86_64 LibreOffice_project/420$Build-1</meta:generator>
    <meta:document-statistic meta:table-count="2" meta:cell-count="535" meta:object-count="0"/>
  </office:meta>
</office:document-meta>
</file>